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16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49in" svg:x="0.5512in" svg:y="3.4823in">
            <draw:object draw:notify-on-update-of-ranges="Sheet1.A2:Sheet1.A2 Sheet1.A3:Sheet1.A12 Sheet1.B2:Sheet1.B2 Sheet1.B3:Sheet1.B12 Sheet1.A2:Sheet1.A2 Sheet1.A3:Sheet1.A12 Sheet1.C2:Sheet1.C2 Sheet1.C3:Sheet1.C12 Sheet1.A2:Sheet1.A2 Sheet1.A3:Sheet1.A12 Sheet1.D2:Sheet1.D2 Sheet1.D3:Sheet1.D12 Sheet1.A2:Sheet1.A2 Sheet1.A3:Sheet1.A12 Sheet1.E2:Sheet1.E2 Sheet1.E3:Sheet1.E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5.3378in" svg:height="3.5449in" svg:x="5.9748in" svg:y="3.1161in">
            <draw:object draw:notify-on-update-of-ranges="Sheet1.A2:Sheet1.A2 Sheet1.A3:Sheet1.A12 Sheet1.F2:Sheet1.F2 Sheet1.F3:Sheet1.F12 Sheet1.A2:Sheet1.A2 Sheet1.A3:Sheet1.A12 Sheet1.G2:Sheet1.G2 Sheet1.G3:Sheet1.G12 Sheet1.A2:Sheet1.A2 Sheet1.A3:Sheet1.A12 Sheet1.H2:Sheet1.H2 Sheet1.H3:Sheet1.H12 Sheet1.A2:Sheet1.A2 Sheet1.A3:Sheet1.A12 Sheet1.I2:Sheet1.I2 Sheet1.I3:Sheet1.I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 calcext:value-type="string" table:number-columns-spanned="4" table:number-rows-spanned="1">
            <text:p>8 B</text:p>
          </table:table-cell>
          <table:covered-table-cell table:number-columns-repeated="3"/>
          <table:table-cell table:number-columns-repeated="4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 calcext:value-type="string">
            <text:p>Rozmiar alokatora (* sizeof(type))</text:p>
          </table:table-cell>
          <table:table-cell office:value-type="string" calcext:value-type="string">
            <text:p>vector standard</text:p>
          </table:table-cell>
          <table:table-cell office:value-type="string" calcext:value-type="string">
            <text:p>vector effective</text:p>
          </table:table-cell>
          <table:table-cell office:value-type="string" calcext:value-type="string">
            <text:p>list standard</text:p>
          </table:table-cell>
          <table:table-cell office:value-type="string" calcext:value-type="string">
            <text:p>list effective</text:p>
          </table:table-cell>
          <table:table-cell office:value-type="string" calcext:value-type="string">
            <text:p>set standard</text:p>
          </table:table-cell>
          <table:table-cell office:value-type="string" calcext:value-type="string">
            <text:p>set effective</text:p>
          </table:table-cell>
          <table:table-cell office:value-type="string" calcext:value-type="string">
            <text:p>multiset standard</text:p>
          </table:table-cell>
          <table:table-cell office:value-type="string" calcext:value-type="string">
            <text:p>multiset effectiv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82" calcext:value-type="float">
            <text:p>52382</text:p>
          </table:table-cell>
          <table:table-cell office:value-type="float" office:value="46696" calcext:value-type="float">
            <text:p>46696</text:p>
          </table:table-cell>
          <table:table-cell office:value-type="float" office:value="29281" calcext:value-type="float">
            <text:p>29281</text:p>
          </table:table-cell>
          <table:table-cell office:value-type="float" office:value="44589" calcext:value-type="float">
            <text:p>44589</text:p>
          </table:table-cell>
          <table:table-cell office:value-type="float" office:value="3704519" calcext:value-type="float">
            <text:p>3704519</text:p>
          </table:table-cell>
          <table:table-cell office:value-type="float" office:value="4009538" calcext:value-type="float">
            <text:p>4009538</text:p>
          </table:table-cell>
          <table:table-cell office:value-type="float" office:value="3280932" calcext:value-type="float">
            <text:p>3280932</text:p>
          </table:table-cell>
          <table:table-cell office:value-type="float" office:value="3810678" calcext:value-type="float">
            <text:p>3810678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56" calcext:value-type="float">
            <text:p>50056</text:p>
          </table:table-cell>
          <table:table-cell office:value-type="float" office:value="46081" calcext:value-type="float">
            <text:p>46081</text:p>
          </table:table-cell>
          <table:table-cell office:value-type="float" office:value="29184" calcext:value-type="float">
            <text:p>29184</text:p>
          </table:table-cell>
          <table:table-cell office:value-type="float" office:value="13689" calcext:value-type="float">
            <text:p>13689</text:p>
          </table:table-cell>
          <table:table-cell office:value-type="float" office:value="3421839" calcext:value-type="float">
            <text:p>3421839</text:p>
          </table:table-cell>
          <table:table-cell office:value-type="float" office:value="1844120" calcext:value-type="float">
            <text:p>1844120</text:p>
          </table:table-cell>
          <table:table-cell office:value-type="float" office:value="3443538" calcext:value-type="float">
            <text:p>3443538</text:p>
          </table:table-cell>
          <table:table-cell office:value-type="float" office:value="1836682" calcext:value-type="float">
            <text:p>1836682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9881" calcext:value-type="float">
            <text:p>49881</text:p>
          </table:table-cell>
          <table:table-cell office:value-type="float" office:value="45521" calcext:value-type="float">
            <text:p>45521</text:p>
          </table:table-cell>
          <table:table-cell office:value-type="float" office:value="29188" calcext:value-type="float">
            <text:p>29188</text:p>
          </table:table-cell>
          <table:table-cell office:value-type="float" office:value="12110" calcext:value-type="float">
            <text:p>12110</text:p>
          </table:table-cell>
          <table:table-cell office:value-type="float" office:value="3449856" calcext:value-type="float">
            <text:p>3449856</text:p>
          </table:table-cell>
          <table:table-cell office:value-type="float" office:value="1462806" calcext:value-type="float">
            <text:p>1462806</text:p>
          </table:table-cell>
          <table:table-cell office:value-type="float" office:value="3483864" calcext:value-type="float">
            <text:p>3483864</text:p>
          </table:table-cell>
          <table:table-cell office:value-type="float" office:value="1438119" calcext:value-type="float">
            <text:p>1438119</text:p>
          </table:table-cell>
          <table:table-cell table:number-columns-repeated="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4353" calcext:value-type="float">
            <text:p>54353</text:p>
          </table:table-cell>
          <table:table-cell office:value-type="float" office:value="45598" calcext:value-type="float">
            <text:p>45598</text:p>
          </table:table-cell>
          <table:table-cell office:value-type="float" office:value="28928" calcext:value-type="float">
            <text:p>28928</text:p>
          </table:table-cell>
          <table:table-cell office:value-type="float" office:value="11937" calcext:value-type="float">
            <text:p>11937</text:p>
          </table:table-cell>
          <table:table-cell office:value-type="float" office:value="3471902" calcext:value-type="float">
            <text:p>3471902</text:p>
          </table:table-cell>
          <table:table-cell office:value-type="float" office:value="1465804" calcext:value-type="float">
            <text:p>1465804</text:p>
          </table:table-cell>
          <table:table-cell office:value-type="float" office:value="3501904" calcext:value-type="float">
            <text:p>3501904</text:p>
          </table:table-cell>
          <table:table-cell office:value-type="float" office:value="1450849" calcext:value-type="float">
            <text:p>1450849</text:p>
          </table:table-cell>
          <table:table-cell table:number-columns-repeated="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3980" calcext:value-type="float">
            <text:p>53980</text:p>
          </table:table-cell>
          <table:table-cell office:value-type="float" office:value="44925" calcext:value-type="float">
            <text:p>44925</text:p>
          </table:table-cell>
          <table:table-cell office:value-type="float" office:value="29117" calcext:value-type="float">
            <text:p>29117</text:p>
          </table:table-cell>
          <table:table-cell office:value-type="float" office:value="11790" calcext:value-type="float">
            <text:p>11790</text:p>
          </table:table-cell>
          <table:table-cell office:value-type="float" office:value="3473114" calcext:value-type="float">
            <text:p>3473114</text:p>
          </table:table-cell>
          <table:table-cell office:value-type="float" office:value="1973265" calcext:value-type="float">
            <text:p>1973265</text:p>
          </table:table-cell>
          <table:table-cell office:value-type="float" office:value="3431517" calcext:value-type="float">
            <text:p>3431517</text:p>
          </table:table-cell>
          <table:table-cell office:value-type="float" office:value="1977028" calcext:value-type="float">
            <text:p>1977028</text:p>
          </table:table-cell>
          <table:table-cell table:number-columns-repeated="4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5167" calcext:value-type="float">
            <text:p>55167</text:p>
          </table:table-cell>
          <table:table-cell office:value-type="float" office:value="44158" calcext:value-type="float">
            <text:p>44158</text:p>
          </table:table-cell>
          <table:table-cell office:value-type="float" office:value="28934" calcext:value-type="float">
            <text:p>28934</text:p>
          </table:table-cell>
          <table:table-cell office:value-type="float" office:value="11698" calcext:value-type="float">
            <text:p>11698</text:p>
          </table:table-cell>
          <table:table-cell office:value-type="float" office:value="3458815" calcext:value-type="float">
            <text:p>3458815</text:p>
          </table:table-cell>
          <table:table-cell office:value-type="float" office:value="2141012" calcext:value-type="float">
            <text:p>2141012</text:p>
          </table:table-cell>
          <table:table-cell office:value-type="float" office:value="3521896" calcext:value-type="float">
            <text:p>3521896</text:p>
          </table:table-cell>
          <table:table-cell office:value-type="float" office:value="2113058" calcext:value-type="float">
            <text:p>2113058</text:p>
          </table:table-cell>
          <table:table-cell table:number-columns-repeated="4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2126" calcext:value-type="float">
            <text:p>52126</text:p>
          </table:table-cell>
          <table:table-cell office:value-type="float" office:value="44883" calcext:value-type="float">
            <text:p>44883</text:p>
          </table:table-cell>
          <table:table-cell office:value-type="float" office:value="29145" calcext:value-type="float">
            <text:p>29145</text:p>
          </table:table-cell>
          <table:table-cell office:value-type="float" office:value="11845" calcext:value-type="float">
            <text:p>11845</text:p>
          </table:table-cell>
          <table:table-cell office:value-type="float" office:value="3432036" calcext:value-type="float">
            <text:p>3432036</text:p>
          </table:table-cell>
          <table:table-cell office:value-type="float" office:value="2674418" calcext:value-type="float">
            <text:p>2674418</text:p>
          </table:table-cell>
          <table:table-cell office:value-type="float" office:value="3511496" calcext:value-type="float">
            <text:p>3511496</text:p>
          </table:table-cell>
          <table:table-cell office:value-type="float" office:value="2707406" calcext:value-type="float">
            <text:p>2707406</text:p>
          </table:table-cell>
          <table:table-cell table:number-columns-repeated="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2146" calcext:value-type="float">
            <text:p>52146</text:p>
          </table:table-cell>
          <table:table-cell office:value-type="float" office:value="44545" calcext:value-type="float">
            <text:p>44545</text:p>
          </table:table-cell>
          <table:table-cell office:value-type="float" office:value="29195" calcext:value-type="float">
            <text:p>29195</text:p>
          </table:table-cell>
          <table:table-cell office:value-type="float" office:value="11800" calcext:value-type="float">
            <text:p>11800</text:p>
          </table:table-cell>
          <table:table-cell office:value-type="float" office:value="3541837" calcext:value-type="float">
            <text:p>3541837</text:p>
          </table:table-cell>
          <table:table-cell office:value-type="float" office:value="2952948" calcext:value-type="float">
            <text:p>2952948</text:p>
          </table:table-cell>
          <table:table-cell office:value-type="float" office:value="3569389" calcext:value-type="float">
            <text:p>3569389</text:p>
          </table:table-cell>
          <table:table-cell office:value-type="float" office:value="2861829" calcext:value-type="float">
            <text:p>2861829</text:p>
          </table:table-cell>
          <table:table-cell table:number-columns-repeated="4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54430" calcext:value-type="float">
            <text:p>54430</text:p>
          </table:table-cell>
          <table:table-cell office:value-type="float" office:value="43416" calcext:value-type="float">
            <text:p>43416</text:p>
          </table:table-cell>
          <table:table-cell office:value-type="float" office:value="29257" calcext:value-type="float">
            <text:p>29257</text:p>
          </table:table-cell>
          <table:table-cell office:value-type="float" office:value="13599" calcext:value-type="float">
            <text:p>13599</text:p>
          </table:table-cell>
          <table:table-cell office:value-type="float" office:value="3581739" calcext:value-type="float">
            <text:p>3581739</text:p>
          </table:table-cell>
          <table:table-cell office:value-type="float" office:value="3019961" calcext:value-type="float">
            <text:p>3019961</text:p>
          </table:table-cell>
          <table:table-cell office:value-type="float" office:value="3466137" calcext:value-type="float">
            <text:p>3466137</text:p>
          </table:table-cell>
          <table:table-cell office:value-type="float" office:value="3209617" calcext:value-type="float">
            <text:p>3209617</text:p>
          </table:table-cell>
          <table:table-cell table:number-columns-repeated="4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51203" calcext:value-type="float">
            <text:p>51203</text:p>
          </table:table-cell>
          <table:table-cell office:value-type="float" office:value="44137" calcext:value-type="float">
            <text:p>44137</text:p>
          </table:table-cell>
          <table:table-cell table:style-name="ce1" office:value-type="float" office:value="28351" calcext:value-type="float">
            <text:p>28351</text:p>
          </table:table-cell>
          <table:table-cell office:value-type="float" office:value="13694" calcext:value-type="float">
            <text:p>13694</text:p>
          </table:table-cell>
          <table:table-cell table:style-name="ce2" office:value-type="float" office:value="3511954" calcext:value-type="float">
            <text:p>3511954</text:p>
          </table:table-cell>
          <table:table-cell table:style-name="ce1" office:value-type="float" office:value="2951777" calcext:value-type="float">
            <text:p>2951777</text:p>
          </table:table-cell>
          <table:table-cell table:style-name="ce1" office:value-type="float" office:value="3429888" calcext:value-type="float">
            <text:p>3429888</text:p>
          </table:table-cell>
          <table:table-cell table:style-name="ce1" office:value-type="float" office:value="2983789" calcext:value-type="float">
            <text:p>298378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0:50:29.855704520</meta:creation-date>
    <dc:date>2015-01-26T10:29:41.278783962</dc:date>
    <meta:editing-duration>PT13H28M8S</meta:editing-duration>
    <meta:editing-cycles>6</meta:editing-cycles>
    <meta:generator>LibreOffice/4.2.7.2$Linux_X86_64 LibreOffice_project/420m0$Build-2</meta:generator>
    <meta:document-statistic meta:table-count="1" meta:cell-count="1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1.62cm" svg:y="0.316cm" chart:style-name="ch2">
          <text:p>Porównanie standardowego alokatora z efektywnym alokatorem</text:p>
        </chart:title>
        <chart:subtitle svg:x="5.218cm" svg:y="1.301cm" chart:style-name="ch3">
          <text:p>dla kontenerów sekwencyjnych</text:p>
        </chart:subtitle>
        <chart:legend chart:legend-position="end" svg:x="12.276cm" svg:y="3.456cm" style:legend-expansion="high" chart:style-name="ch4"/>
        <chart:plot-area chart:style-name="ch5" table:cell-range-address="Sheet1.A2:Sheet1.E12" chart:data-source-has-labels="row" svg:x="1.331cm" svg:y="2.19cm" svg:width="10.625cm" svg:height="5.654cm">
          <chartooo:coordinate-region svg:x="2.508cm" svg:y="2.389cm" svg:width="8.705cm" svg:height="4.808cm"/>
          <chart:axis chart:dimension="x" chart:name="primary-x" chart:style-name="ch6">
            <chart:title svg:x="4.535cm" svg:y="8.024cm" chart:style-name="ch7">
              <text:p>Rozmiar dla alokatora * 8 [B]</text:p>
            </chart:title>
          </chart:axis>
          <chart:axis chart:dimension="y" chart:name="primary-y" chart:style-name="ch6">
            <chart:title svg:x="0.451cm" svg:y="5.736cm" chart:style-name="ch8">
              <text:p>Czas [μs]</text:p>
            </chart:title>
            <chart:grid chart:style-name="ch9" chart:class="major"/>
          </chart:axis>
          <chart:series chart:style-name="ch10" chart:values-cell-range-address="Sheet1.B3:Sheet1.B12" chart:label-cell-address="Sheet1.B2:Sheet1.B2" chart:class="chart:scatter">
            <chart:domain table:cell-range-address="Sheet1.A3:Sheet1.A12"/>
            <chart:data-point chart:repeated="10"/>
          </chart:series>
          <chart:series chart:style-name="ch11" chart:values-cell-range-address="Sheet1.C3:Sheet1.C12" chart:label-cell-address="Sheet1.C2:Sheet1.C2" chart:class="chart:scatter">
            <chart:data-point chart:repeated="10"/>
          </chart:series>
          <chart:series chart:style-name="ch12" chart:values-cell-range-address="Sheet1.D3:Sheet1.D12" chart:label-cell-address="Sheet1.D2:Sheet1.D2" chart:class="chart:scatter">
            <chart:data-point chart:repeated="10"/>
          </chart:series>
          <chart:series chart:style-name="ch13" chart:values-cell-range-address="Sheet1.E3:Sheet1.E12" chart:label-cell-address="Sheet1.E2:Sheet1.E2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ctor standard</text:p>
                <draw:g>
                  <svg:desc>Sheet1.B2:Sheet1.B2</svg:desc>
                </draw:g>
              </table:table-cell>
              <table:table-cell office:value-type="string">
                <text:p>vector effective</text:p>
                <draw:g>
                  <svg:desc>Sheet1.C2:Sheet1.C2</svg:desc>
                </draw:g>
              </table:table-cell>
              <table:table-cell office:value-type="string">
                <text:p>list standard</text:p>
                <draw:g>
                  <svg:desc>Sheet1.D2:Sheet1.D2</svg:desc>
                </draw:g>
              </table:table-cell>
              <table:table-cell office:value-type="string">
                <text:p>list effectiv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52382">
                <text:p>52382</text:p>
                <draw:g>
                  <svg:desc>Sheet1.B3:Sheet1.B12</svg:desc>
                </draw:g>
              </table:table-cell>
              <table:table-cell office:value-type="float" office:value="46696">
                <text:p>46696</text:p>
                <draw:g>
                  <svg:desc>Sheet1.C3:Sheet1.C12</svg:desc>
                </draw:g>
              </table:table-cell>
              <table:table-cell office:value-type="float" office:value="29281">
                <text:p>29281</text:p>
                <draw:g>
                  <svg:desc>Sheet1.D3:Sheet1.D12</svg:desc>
                </draw:g>
              </table:table-cell>
              <table:table-cell office:value-type="float" office:value="44589">
                <text:p>44589</text:p>
                <draw:g>
                  <svg:desc>Sheet1.E3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0056">
                <text:p>50056</text:p>
              </table:table-cell>
              <table:table-cell office:value-type="float" office:value="46081">
                <text:p>46081</text:p>
              </table:table-cell>
              <table:table-cell office:value-type="float" office:value="29184">
                <text:p>29184</text:p>
              </table:table-cell>
              <table:table-cell office:value-type="float" office:value="13689">
                <text:p>13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49881">
                <text:p>49881</text:p>
              </table:table-cell>
              <table:table-cell office:value-type="float" office:value="45521">
                <text:p>45521</text:p>
              </table:table-cell>
              <table:table-cell office:value-type="float" office:value="29188">
                <text:p>29188</text:p>
              </table:table-cell>
              <table:table-cell office:value-type="float" office:value="12110">
                <text:p>121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54353">
                <text:p>54353</text:p>
              </table:table-cell>
              <table:table-cell office:value-type="float" office:value="45598">
                <text:p>45598</text:p>
              </table:table-cell>
              <table:table-cell office:value-type="float" office:value="28928">
                <text:p>28928</text:p>
              </table:table-cell>
              <table:table-cell office:value-type="float" office:value="11937">
                <text:p>11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53980">
                <text:p>53980</text:p>
              </table:table-cell>
              <table:table-cell office:value-type="float" office:value="44925">
                <text:p>44925</text:p>
              </table:table-cell>
              <table:table-cell office:value-type="float" office:value="29117">
                <text:p>29117</text:p>
              </table:table-cell>
              <table:table-cell office:value-type="float" office:value="11790">
                <text:p>1179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55167">
                <text:p>55167</text:p>
              </table:table-cell>
              <table:table-cell office:value-type="float" office:value="44158">
                <text:p>44158</text:p>
              </table:table-cell>
              <table:table-cell office:value-type="float" office:value="28934">
                <text:p>28934</text:p>
              </table:table-cell>
              <table:table-cell office:value-type="float" office:value="11698">
                <text:p>11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52126">
                <text:p>52126</text:p>
              </table:table-cell>
              <table:table-cell office:value-type="float" office:value="44883">
                <text:p>44883</text:p>
              </table:table-cell>
              <table:table-cell office:value-type="float" office:value="29145">
                <text:p>29145</text:p>
              </table:table-cell>
              <table:table-cell office:value-type="float" office:value="11845">
                <text:p>11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52146">
                <text:p>52146</text:p>
              </table:table-cell>
              <table:table-cell office:value-type="float" office:value="44545">
                <text:p>44545</text:p>
              </table:table-cell>
              <table:table-cell office:value-type="float" office:value="29195">
                <text:p>29195</text:p>
              </table:table-cell>
              <table:table-cell office:value-type="float" office:value="11800">
                <text:p>11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6">
                <text:p>16777216</text:p>
              </table:table-cell>
              <table:table-cell office:value-type="float" office:value="54430">
                <text:p>54430</text:p>
              </table:table-cell>
              <table:table-cell office:value-type="float" office:value="43416">
                <text:p>43416</text:p>
              </table:table-cell>
              <table:table-cell office:value-type="float" office:value="29257">
                <text:p>29257</text:p>
              </table:table-cell>
              <table:table-cell office:value-type="float" office:value="13599">
                <text:p>1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2">
                <text:p>33554432</text:p>
              </table:table-cell>
              <table:table-cell office:value-type="float" office:value="51203">
                <text:p>51203</text:p>
              </table:table-cell>
              <table:table-cell office:value-type="float" office:value="44137">
                <text:p>44137</text:p>
              </table:table-cell>
              <table:table-cell office:value-type="float" office:value="28351">
                <text:p>28351</text:p>
              </table:table-cell>
              <table:table-cell office:value-type="float" office:value="13694">
                <text:p>13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559cm" svg:height="9.005cm" xlink:href=".." xlink:type="simple" chart:class="chart:scatter" chart:style-name="ch1">
        <chart:title svg:x="0.399cm" svg:y="0.316cm" chart:style-name="ch2">
          <text:p>Porównanie standardowego alokatora z efektywnym alokatorem</text:p>
        </chart:title>
        <chart:subtitle svg:x="4.103cm" svg:y="1.301cm" chart:style-name="ch3">
          <text:p>dla kontenerów asocjacyjnych</text:p>
        </chart:subtitle>
        <chart:legend chart:legend-position="end" svg:x="9.569cm" svg:y="3.456cm" style:legend-expansion="high" chart:style-name="ch4"/>
        <chart:plot-area chart:style-name="ch5" table:cell-range-address="Sheet1.A2:Sheet1.A12 Sheet1.F2:Sheet1.I12" chart:data-source-has-labels="row" svg:x="1.282cm" svg:y="2.19cm" svg:width="8.016cm" svg:height="5.654cm">
          <chartooo:coordinate-region svg:x="2.829cm" svg:y="2.389cm" svg:width="5.726cm" svg:height="4.808cm"/>
          <chart:axis chart:dimension="x" chart:name="primary-x" chart:style-name="ch6">
            <chart:title svg:x="3.182cm" svg:y="8.024cm" chart:style-name="ch7">
              <text:p>Rozmiar dla alokatora * 8 [B]</text:p>
            </chart:title>
          </chart:axis>
          <chart:axis chart:dimension="y" chart:name="primary-y" chart:style-name="ch6">
            <chart:title svg:x="0.451cm" svg:y="5.736cm" chart:style-name="ch8">
              <text:p>Czas [μs]</text:p>
            </chart:title>
            <chart:grid chart:style-name="ch9" chart:class="major"/>
          </chart:axis>
          <chart:series chart:style-name="ch10" chart:values-cell-range-address="Sheet1.F3:Sheet1.F12" chart:label-cell-address="Sheet1.F2:Sheet1.F2" chart:class="chart:scatter">
            <chart:domain table:cell-range-address="Sheet1.A3:Sheet1.A12"/>
            <chart:data-point chart:repeated="10"/>
          </chart:series>
          <chart:series chart:style-name="ch11" chart:values-cell-range-address="Sheet1.G3:Sheet1.G12" chart:label-cell-address="Sheet1.G2:Sheet1.G2" chart:class="chart:scatter">
            <chart:data-point chart:repeated="10"/>
          </chart:series>
          <chart:series chart:style-name="ch12" chart:values-cell-range-address="Sheet1.H3:Sheet1.H12" chart:label-cell-address="Sheet1.H2:Sheet1.H2" chart:class="chart:scatter">
            <chart:data-point chart:repeated="10"/>
          </chart:series>
          <chart:series chart:style-name="ch13" chart:values-cell-range-address="Sheet1.I3:Sheet1.I12" chart:label-cell-address="Sheet1.I2:Sheet1.I2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t standard</text:p>
                <draw:g>
                  <svg:desc>Sheet1.F2:Sheet1.F2</svg:desc>
                </draw:g>
              </table:table-cell>
              <table:table-cell office:value-type="string">
                <text:p>set effective</text:p>
                <draw:g>
                  <svg:desc>Sheet1.G2:Sheet1.G2</svg:desc>
                </draw:g>
              </table:table-cell>
              <table:table-cell office:value-type="string">
                <text:p>multiset standard</text:p>
                <draw:g>
                  <svg:desc>Sheet1.H2:Sheet1.H2</svg:desc>
                </draw:g>
              </table:table-cell>
              <table:table-cell office:value-type="string">
                <text:p>multiset effective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2</svg:desc>
                </draw:g>
              </table:table-cell>
              <table:table-cell office:value-type="float" office:value="3704519">
                <text:p>3704519</text:p>
                <draw:g>
                  <svg:desc>Sheet1.F3:Sheet1.F12</svg:desc>
                </draw:g>
              </table:table-cell>
              <table:table-cell office:value-type="float" office:value="4009538">
                <text:p>4009538</text:p>
                <draw:g>
                  <svg:desc>Sheet1.G3:Sheet1.G12</svg:desc>
                </draw:g>
              </table:table-cell>
              <table:table-cell office:value-type="float" office:value="3280932">
                <text:p>3280932</text:p>
                <draw:g>
                  <svg:desc>Sheet1.H3:Sheet1.H12</svg:desc>
                </draw:g>
              </table:table-cell>
              <table:table-cell office:value-type="float" office:value="3810678">
                <text:p>3810678</text:p>
                <draw:g>
                  <svg:desc>Sheet1.I3:Sheet1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421839">
                <text:p>3421839</text:p>
              </table:table-cell>
              <table:table-cell office:value-type="float" office:value="1844120">
                <text:p>1844120</text:p>
              </table:table-cell>
              <table:table-cell office:value-type="float" office:value="3443538">
                <text:p>3443538</text:p>
              </table:table-cell>
              <table:table-cell office:value-type="float" office:value="1836682">
                <text:p>18366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6">
                <text:p>256</text:p>
              </table:table-cell>
              <table:table-cell office:value-type="float" office:value="3449856">
                <text:p>3449856</text:p>
              </table:table-cell>
              <table:table-cell office:value-type="float" office:value="1462806">
                <text:p>1462806</text:p>
              </table:table-cell>
              <table:table-cell office:value-type="float" office:value="3483864">
                <text:p>3483864</text:p>
              </table:table-cell>
              <table:table-cell office:value-type="float" office:value="1438119">
                <text:p>1438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">
                <text:p>1024</text:p>
              </table:table-cell>
              <table:table-cell office:value-type="float" office:value="3471902">
                <text:p>3471902</text:p>
              </table:table-cell>
              <table:table-cell office:value-type="float" office:value="1465804">
                <text:p>1465804</text:p>
              </table:table-cell>
              <table:table-cell office:value-type="float" office:value="3501904">
                <text:p>3501904</text:p>
              </table:table-cell>
              <table:table-cell office:value-type="float" office:value="1450849">
                <text:p>1450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4">
                <text:p>16384</text:p>
              </table:table-cell>
              <table:table-cell office:value-type="float" office:value="3473114">
                <text:p>3473114</text:p>
              </table:table-cell>
              <table:table-cell office:value-type="float" office:value="1973265">
                <text:p>1973265</text:p>
              </table:table-cell>
              <table:table-cell office:value-type="float" office:value="3431517">
                <text:p>3431517</text:p>
              </table:table-cell>
              <table:table-cell office:value-type="float" office:value="1977028">
                <text:p>1977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68">
                <text:p>32768</text:p>
              </table:table-cell>
              <table:table-cell office:value-type="float" office:value="3458815">
                <text:p>3458815</text:p>
              </table:table-cell>
              <table:table-cell office:value-type="float" office:value="2141012">
                <text:p>2141012</text:p>
              </table:table-cell>
              <table:table-cell office:value-type="float" office:value="3521896">
                <text:p>3521896</text:p>
              </table:table-cell>
              <table:table-cell office:value-type="float" office:value="2113058">
                <text:p>21130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2144">
                <text:p>262144</text:p>
              </table:table-cell>
              <table:table-cell office:value-type="float" office:value="3432036">
                <text:p>3432036</text:p>
              </table:table-cell>
              <table:table-cell office:value-type="float" office:value="2674418">
                <text:p>2674418</text:p>
              </table:table-cell>
              <table:table-cell office:value-type="float" office:value="3511496">
                <text:p>3511496</text:p>
              </table:table-cell>
              <table:table-cell office:value-type="float" office:value="2707406">
                <text:p>2707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8576">
                <text:p>1048576</text:p>
              </table:table-cell>
              <table:table-cell office:value-type="float" office:value="3541837">
                <text:p>3541837</text:p>
              </table:table-cell>
              <table:table-cell office:value-type="float" office:value="2952948">
                <text:p>2952948</text:p>
              </table:table-cell>
              <table:table-cell office:value-type="float" office:value="3569389">
                <text:p>3569389</text:p>
              </table:table-cell>
              <table:table-cell office:value-type="float" office:value="2861829">
                <text:p>2861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77216">
                <text:p>16777216</text:p>
              </table:table-cell>
              <table:table-cell office:value-type="float" office:value="3581739">
                <text:p>3581739</text:p>
              </table:table-cell>
              <table:table-cell office:value-type="float" office:value="3019961">
                <text:p>3019961</text:p>
              </table:table-cell>
              <table:table-cell office:value-type="float" office:value="3466137">
                <text:p>3466137</text:p>
              </table:table-cell>
              <table:table-cell office:value-type="float" office:value="3209617">
                <text:p>3209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554432">
                <text:p>33554432</text:p>
              </table:table-cell>
              <table:table-cell office:value-type="float" office:value="3511954">
                <text:p>3511954</text:p>
              </table:table-cell>
              <table:table-cell office:value-type="float" office:value="2951777">
                <text:p>2951777</text:p>
              </table:table-cell>
              <table:table-cell office:value-type="float" office:value="3429888">
                <text:p>3429888</text:p>
              </table:table-cell>
              <table:table-cell office:value-type="float" office:value="2983789">
                <text:p>2983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